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RadioRenderer.encodeEnd( FacesContext facesContext , UIComponent component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SelectOneRadioRenderer.prepareRender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OneRadioRenderer.getFixedHeight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